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b0e9" officeooo:paragraph-rsid="0019b0e9"/>
    </style:style>
    <style:style style:name="P2" style:family="paragraph" style:parent-style-name="Standard">
      <style:text-properties officeooo:rsid="001aff90" officeooo:paragraph-rsid="001aff90"/>
    </style:style>
    <style:style style:name="P3" style:family="paragraph" style:parent-style-name="Standard">
      <style:text-properties officeooo:rsid="00251d7c" officeooo:paragraph-rsid="00251d7c"/>
    </style:style>
    <style:style style:name="P4" style:family="paragraph" style:parent-style-name="Standard">
      <style:text-properties officeooo:rsid="00253fed" officeooo:paragraph-rsid="00253fed"/>
    </style:style>
    <style:style style:name="P5" style:family="paragraph" style:parent-style-name="Standard">
      <style:text-properties officeooo:rsid="00253fed" officeooo:paragraph-rsid="00253fed"/>
    </style:style>
    <style:style style:name="P6" style:family="paragraph" style:parent-style-name="Standard">
      <style:text-properties officeooo:rsid="00253fed" officeooo:paragraph-rsid="002fa28d"/>
    </style:style>
    <style:style style:name="P7" style:family="paragraph" style:parent-style-name="Standard">
      <style:text-properties officeooo:rsid="002fa28d" officeooo:paragraph-rsid="002fa28d"/>
    </style:style>
    <style:style style:name="P8" style:family="paragraph" style:parent-style-name="Standard">
      <style:text-properties officeooo:rsid="00251d7c" officeooo:paragraph-rsid="002fa2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genal HTML</text:p>
      <text:p text:style-name="P1"/>
      <text:p text:style-name="P1">basic</text:p>
      <text:p text:style-name="P1"/>
      <text:p text:style-name="P1">semua dokumen HTML harus dimulai dengan deklarasi tipe dokumen : &lt;!DOCTYPE html&gt;</text:p>
      <text:p text:style-name="P1">dokumen HTML itu sendiri dumulai dengan &lt;html&gt; dan diakhiri dengan &lt;/html&gt;</text:p>
      <text:p text:style-name="P1">bagian yang terlihat dari dokumen HTML yaitu antara &lt;body&gt; sampai &lt;/body&gt;</text:p>
      <text:p text:style-name="P1"/>
      <text:p text:style-name="P1">example :</text:p>
      <text:p text:style-name="P1"/>
      <text:p text:style-name="P1">&lt;!DOCTYPE html&gt;</text:p>
      <text:p text:style-name="P1">&lt;html&gt;</text:p>
      <text:p text:style-name="P1">&lt;body&gt;</text:p>
      <text:p text:style-name="P1">&lt;h1&gt; Ini adalah heading 1 &lt;/h1&gt;</text:p>
      <text:p text:style-name="P1">&lt;p&gt; Ini adalah paragraph &lt;/p&gt;</text:p>
      <text:p text:style-name="P1">&lt;/body&gt;</text:p>
      <text:p text:style-name="P1">&lt;/html&gt;</text:p>
      <text:p text:style-name="P1"/>
      <text:p text:style-name="P1">element</text:p>
      <text:p text:style-name="P1"/>
      <text:p text:style-name="P1">sebuah element biasa terdiri dari start tag dan end tag, dengan konten yang dimasukkan diantara keduannya : &lt;tagname&gt; konten &lt;/tagname&gt;</text:p>
      <text:p text:style-name="P1"/>
      <text:p text:style-name="P1">example :</text:p>
      <text:p text:style-name="P1"/>
      <text:p text:style-name="P1">&lt;h1&gt; Ini adalah heading 1 &lt;/h1&gt;</text:p>
      <text:p text:style-name="P1"/>
      <text:p text:style-name="P1">&lt;p&gt; Ini adalah paragraph &lt;/p&gt;</text:p>
      <text:p text:style-name="P1"/>
      <text:p text:style-name="P1">attribute</text:p>
      <text:p text:style-name="P1"/>
      <text:p text:style-name="P1">attribute memberikan informasi tambahan mengenai element HTML </text:p>
      <text:p text:style-name="P1"/>
      <text:p text:style-name="P2">semua element HTML dapat memiliki attribut</text:p>
      <text:p text:style-name="P2">attribut <text:s/>memberikan informasi tambahan tentang element</text:p>
      <text:p text:style-name="P2">attribut selalu ditentukan dalam tag awal</text:p>
      <text:p text:style-name="P2">attribut biasanya datang dalam pasangan nama / nilai seperti : name = “value”</text:p>
      <text:p text:style-name="P2"/>
      <text:p text:style-name="P2">link HTML didefinisikan dengan tag &lt;a&gt;. alamat link ditentukan dengan atribut href :</text:p>
      <text:p text:style-name="P2"/>
      <text:p text:style-name="P2">&lt;a href=”codebanten.blogspot.com”&gt; klik link ini &lt;/a&gt;</text:p>
      <text:p text:style-name="P2"/>
      <text:p text:style-name="P3">heading </text:p>
      <text:p text:style-name="P3"/>
      <text:p text:style-name="P3">heading digunakan sebagai judul ada 6 jenis heading dimana angka 1 mendefinisikan ukuran yang paling besar dan 6 yan paling kecil</text:p>
      <text:p text:style-name="P3">&lt;h1&gt; Heading 1&lt;/h1&gt;</text:p>
      <text:p text:style-name="P3">&lt;h2&gt; Heading 2&lt;/h2&gt;</text:p>
      <text:p text:style-name="P3">&lt;h3&gt; Heading 3&lt;/h3&gt;</text:p>
      <text:p text:style-name="P3">&lt;h4&gt; Heading 4&lt;/h4&gt;</text:p>
      <text:p text:style-name="P3">&lt;h5&gt; Heading 5&lt;/h5&gt;</text:p>
      <text:p text:style-name="P3">&lt;h6&gt; Heading 6&lt;/h6&gt;</text:p>
      <text:p text:style-name="P3"><text:soft-page-break/>paragraf</text:p>
      <text:p text:style-name="P3"/>
      <text:p text:style-name="P3">untuk mendefiniskan paragraf menggunakan element &lt;p&gt;</text:p>
      <text:p text:style-name="P3"/>
      <text:p text:style-name="P4">example </text:p>
      <text:p text:style-name="P4"/>
      <text:p text:style-name="P4">&lt;p&gt; ini adalah paragraph &lt;/p&gt;</text:p>
      <text:p text:style-name="P4"/>
      <text:p text:style-name="P4">browser akan menghapus spasi ekstra saat halaman akan ditampilkan</text:p>
      <text:p text:style-name="P4"/>
      <text:p text:style-name="P4">&lt;p&gt; ini adalah paragraph</text:p>
      <text:p text:style-name="P4">yang pertama</text:p>
      <text:p text:style-name="P4">berisi untaian </text:p>
      <text:p text:style-name="P4">kata &lt;/p&gt;</text:p>
      <text:p text:style-name="P4"/>
      <text:p text:style-name="P4">ketika di run pada browser tetap akan menjadi satu baris, untuk membuat garis baru kita membutuhkan tag &lt;br&gt;</text:p>
      <text:p text:style-name="P4"/>
      <text:p text:style-name="P4">&lt;p&gt; ini adalah paragraph&lt;br&gt;</text:p>
      <text:p text:style-name="P4">yang pertama&lt;br&gt;</text:p>
      <text:p text:style-name="P4">berisi untaian &lt;br&gt;</text:p>
      <text:p text:style-name="P4">kata &lt;/p&gt;</text:p>
      <text:p text:style-name="P4"/>
      <text:p text:style-name="P7">Style </text:p>
      <text:p text:style-name="P7"/>
      <text:p text:style-name="P7">pengaturan format element HTML, dapat dilakukan dengan atribut style</text:p>
      <text:p text:style-name="P7"/>
      <text:p text:style-name="P7">&lt;tagname style=”property:value;”&gt;</text:p>
      <text:p text:style-name="P7"/>
      <text:p text:style-name="P7">&lt;body style=”background-color:white;”&gt;</text:p>
      <text:p text:style-name="P8">&lt;h1&gt; Heading 1&lt;/h1&gt;</text:p>
      <text:p text:style-name="P6">&lt;p&gt; ini adalah paragraph &lt;/p&gt;</text:p>
      <text:p text:style-name="P7">&lt;/body&gt; </text:p>
      <text:p text:style-name="P7"/>
      <text:p text:style-name="P7">background-color mendefinisikan warna latar belakang element HTML berwarna putih</text:p>
      <text:p text:style-name="P7"/>
      <text:p text:style-name="P7">gunakan color untuk warna teks</text:p>
      <text:p text:style-name="P7">gunakan font-family untuk font teks</text:p>
      <text:p text:style-name="P7">gunakan font-size untuk ukuran font teks</text:p>
      <text:p text:style-name="P7">gunakan text-align untuk perataan teks</text:p>
      <text:p text:style-name="P7"/>
      <text:p text:style-name="P7">Format</text:p>
      <text:p text:style-name="P7"/>
      <text:p text:style-name="P7">HTML menggunakan element &lt;b&gt; dan &lt;i&gt; untuk performatan bold atau italic, berikut beberapa contoh pemformatannya</text:p>
      <text:p text:style-name="P7"/>
      <text:p text:style-name="P7">&lt;b&gt; menebalkan teks</text:p>
      <text:p text:style-name="P7">&lt;strong&gt; teks penting</text:p>
      <text:p text:style-name="P7">&lt;i&gt; teks miring</text:p>
      <text:p text:style-name="P7">&lt;em&gt; teks ditekankan</text:p>
      <text:p text:style-name="P7">&lt;mark&gt; teks ditandai</text:p>
      <text:p text:style-name="P7">&lt;small&gt; teks kecil</text:p>
      <text:p text:style-name="P7"><text:soft-page-break/>&lt;del&gt; teks dihapus</text:p>
      <text:p text:style-name="P7">&lt;ins&gt; teks dimasukkan</text:p>
      <text:p text:style-name="P7">&lt;sub&gt; teks subscript</text:p>
      <text:p text:style-name="P7">&lt;sup&gt; teks superscript</text:p>
      <text:p text:style-name="P7"/>
      <text:p text:style-name="P7">Link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5:30:33.801000000</meta:creation-date>
    <dc:date>2019-04-10T13:50:38.749000000</dc:date>
    <meta:editing-duration>PT2M30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73" meta:word-count="349" meta:character-count="2381" meta:non-whitespace-character-count="2098"/>
  </office:meta>
</office:document-meta>
</file>